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C70000004331CC9113.jpg"/>
  <manifest:file-entry manifest:media-type="image/jpeg" manifest:full-path="Pictures/10000000000000770000008C2442352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Fett Kursiv" style:font-family-generic="roman" style:font-pitch="variable"/>
    <style:font-face style:name="Albany" svg:font-family="Albany" style:font-adornments="Standard" style:font-family-generic="swiss" style:font-pitch="variable"/>
    <style:font-face style:name="Arial" svg:font-family="Arial" style:font-family-generic="swiss" style:font-pitch="variable"/>
  </office:font-face-decls>
  <office:automatic-styles>
    <style:style style:name="Tbl_5f_GroupField1" style:display-name="Tbl_GroupField1" style:family="table">
      <style:table-properties fo:margin-top="0cm" fo:margin-bottom="0.3cm" fo:break-before="auto" fo:break-after="auto" table:align="margins"/>
    </style:style>
    <style:style style:name="Tbl_5f_GroupField1.A" style:display-name="Tbl_GroupField1.A" style:family="table-column">
      <style:table-column-properties style:rel-column-width="12649*"/>
    </style:style>
    <style:style style:name="Tbl_5f_GroupField1.B" style:display-name="Tbl_GroupField1.B" style:family="table-column">
      <style:table-column-properties style:rel-column-width="52886*"/>
    </style:style>
    <style:style style:name="Tbl_5f_GroupField1.A1" style:display-name="Tbl_GroupField1.A1" style:family="table-cell">
      <style:table-cell-properties style:border-line-width-bottom="0.002cm 0.035cm 0.002cm" fo:padding="0.101cm" fo:border-left="none" fo:border-right="none" fo:border-top="none" fo:border-bottom="0.039cm double #000000"/>
    </style:style>
    <style:style style:name="Tbl_5f_GroupField1.B1" style:display-name="Tbl_GroupField1.B1" style:family="table-cell">
      <style:table-cell-properties fo:background-color="transparent" style:border-line-width-bottom="0.002cm 0.035cm 0.002cm" fo:padding="0.101cm" fo:border-left="none" fo:border-right="none" fo:border-top="none" fo:border-bottom="0.039cm double #000000">
        <style:background-image/>
      </style:table-cell-properties>
    </style:style>
    <style:style style:name="Tbl_5f_GroupField2" style:display-name="Tbl_GroupField2" style:family="table">
      <style:table-properties style:rel-width="94%" fo:margin-top="0cm" fo:margin-bottom="0.3cm" table:align="right"/>
    </style:style>
    <style:style style:name="Tbl_5f_GroupField2.A" style:display-name="Tbl_GroupField2.A" style:family="table-column">
      <style:table-column-properties style:rel-column-width="1826*"/>
    </style:style>
    <style:style style:name="Tbl_5f_GroupField2.B" style:display-name="Tbl_GroupField2.B" style:family="table-column">
      <style:table-column-properties style:rel-column-width="7229*"/>
    </style:style>
    <style:style style:name="Tbl_5f_GroupField2.A1" style:display-name="Tbl_GroupField2.A1" style:family="table-cell">
      <style:table-cell-properties fo:padding-left="0.101cm" fo:padding-right="0.101cm" fo:padding-top="0cm" fo:padding-bottom="0cm" fo:border="none"/>
    </style:style>
    <style:style style:name="Tbl_5f_RecordSection" style:display-name="Tbl_RecordSection" style:family="table">
      <style:table-properties style:width="19.092cm" fo:margin-top="0cm" fo:margin-bottom="0.7cm" table:align="right"/>
    </style:style>
    <style:style style:name="Tbl_5f_RecordSection.A" style:display-name="Tbl_RecordSection.A" style:family="table-column">
      <style:table-column-properties style:column-width="8.384cm"/>
    </style:style>
    <style:style style:name="Tbl_5f_RecordSection.B" style:display-name="Tbl_RecordSection.B" style:family="table-column">
      <style:table-column-properties style:column-width="1.487cm"/>
    </style:style>
    <style:style style:name="Tbl_5f_RecordSection.C" style:display-name="Tbl_RecordSection.C" style:family="table-column">
      <style:table-column-properties style:column-width="6.856cm"/>
    </style:style>
    <style:style style:name="Tbl_5f_RecordSection.D" style:display-name="Tbl_RecordSection.D" style:family="table-column">
      <style:table-column-properties style:column-width="2.365cm"/>
    </style:style>
    <style:style style:name="Tbl_5f_RecordSection.A1" style:display-name="Tbl_RecordSection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bl_5f_RecordSection.B1" style:display-name="Tbl_RecordSection.B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bl_5f_RecordSection.C1" style:display-name="Tbl_RecordSection.C1" style:family="table-cell">
      <style:table-cell-properties fo:background-color="transparent" fo:padding-left="0.101cm" fo:padding-right="0.10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bl_5f_RecordSection.A2" style:display-name="Tbl_RecordSection.A2" style:family="table-cell" style:data-style-name="N5100">
      <style:table-cell-properties fo:padding-left="0.101cm" fo:padding-right="0.101cm" fo:padding-top="0cm" fo:padding-bottom="0cm" fo:border="none"/>
    </style:style>
    <style:style style:name="Tbl_5f_RecordSection.B2" style:display-name="Tbl_RecordSection.B2" style:family="table-cell" style:data-style-name="N5100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bl_5f_RecordSection.D2" style:display-name="Tbl_RecordSection.D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1" style:family="table">
      <style:table-properties style:width="26.199cm" fo:margin-top="0cm" fo:margin-bottom="0.3cm" table:align="margins"/>
    </style:style>
    <style:style style:name="Tableau1.A" style:family="table-column">
      <style:table-column-properties style:column-width="5.057cm" style:rel-column-width="12649*"/>
    </style:style>
    <style:style style:name="Tableau1.B" style:family="table-column">
      <style:table-column-properties style:column-width="21.142cm" style:rel-column-width="52886*"/>
    </style:style>
    <style:style style:name="Tableau1.A1" style:family="table-cell">
      <style:table-cell-properties style:border-line-width-bottom="0.002cm 0.035cm 0.002cm" fo:padding="0.101cm" fo:border-left="none" fo:border-right="none" fo:border-top="none" fo:border-bottom="0.039cm double #000000"/>
    </style:style>
    <style:style style:name="Tableau1.B1" style:family="table-cell">
      <style:table-cell-properties fo:background-color="transparent" style:border-line-width-bottom="0.002cm 0.035cm 0.002cm" fo:padding="0.101cm" fo:border-left="none" fo:border-right="none" fo:border-top="none" fo:border-bottom="0.039cm double #000000">
        <style:background-image/>
      </style:table-cell-properties>
    </style:style>
    <style:style style:name="Tableau2" style:family="table">
      <style:table-properties style:width="24.626cm" style:rel-width="94%" fo:margin-top="0cm" fo:margin-bottom="0.3cm" table:align="right"/>
    </style:style>
    <style:style style:name="Tableau2.A" style:family="table-column">
      <style:table-column-properties style:column-width="4.965cm" style:rel-column-width="1826*"/>
    </style:style>
    <style:style style:name="Tableau2.B" style:family="table-column">
      <style:table-column-properties style:column-width="19.66cm" style:rel-column-width="7229*"/>
    </style:style>
    <style:style style:name="Tableau2.A1" style:family="table-cell">
      <style:table-cell-properties fo:padding-left="0.101cm" fo:padding-right="0.101cm" fo:padding-top="0cm" fo:padding-bottom="0cm" fo:border="none"/>
    </style:style>
    <style:style style:name="Tableau2.B1" style:family="table-cell">
      <style:table-cell-properties fo:padding-left="0.101cm" fo:padding-right="0.101cm" fo:padding-top="0cm" fo:padding-bottom="0cm" fo:border="none"/>
    </style:style>
    <style:style style:name="Tableau3" style:family="table">
      <style:table-properties style:width="19.092cm" fo:margin-top="0cm" fo:margin-bottom="0.7cm" table:align="right"/>
    </style:style>
    <style:style style:name="Tableau3.A" style:family="table-column">
      <style:table-column-properties style:column-width="8.384cm"/>
    </style:style>
    <style:style style:name="Tableau3.B" style:family="table-column">
      <style:table-column-properties style:column-width="1.487cm"/>
    </style:style>
    <style:style style:name="Tableau3.C" style:family="table-column">
      <style:table-column-properties style:column-width="6.856cm"/>
    </style:style>
    <style:style style:name="Tableau3.D" style:family="table-column">
      <style:table-column-properties style:column-width="2.365cm"/>
    </style:style>
    <style:style style:name="Tableau3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leau3.B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3.C1" style:family="table-cell">
      <style:table-cell-properties fo:background-color="transparent" fo:padding-left="0.101cm" fo:padding-right="0.10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au3.A2" style:family="table-cell">
      <style:table-cell-properties fo:padding-left="0.101cm" fo:padding-right="0.101cm" fo:padding-top="0cm" fo:padding-bottom="0cm" fo:border="none"/>
    </style:style>
    <style:style style:name="Tableau3.B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leau3.D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4" style:family="table">
      <style:table-properties style:width="26.199cm" fo:margin-top="0cm" fo:margin-bottom="0.3cm" table:align="margins"/>
    </style:style>
    <style:style style:name="Tableau4.A" style:family="table-column">
      <style:table-column-properties style:column-width="5.057cm" style:rel-column-width="12649*"/>
    </style:style>
    <style:style style:name="Tableau4.B" style:family="table-column">
      <style:table-column-properties style:column-width="21.142cm" style:rel-column-width="52886*"/>
    </style:style>
    <style:style style:name="Tableau4.A1" style:family="table-cell">
      <style:table-cell-properties style:border-line-width-bottom="0.002cm 0.035cm 0.002cm" fo:padding="0.101cm" fo:border-left="none" fo:border-right="none" fo:border-top="none" fo:border-bottom="0.039cm double #000000"/>
    </style:style>
    <style:style style:name="Tableau4.B1" style:family="table-cell">
      <style:table-cell-properties fo:background-color="transparent" style:border-line-width-bottom="0.002cm 0.035cm 0.002cm" fo:padding="0.101cm" fo:border-left="none" fo:border-right="none" fo:border-top="none" fo:border-bottom="0.039cm double #000000">
        <style:background-image/>
      </style:table-cell-properties>
    </style:style>
    <style:style style:name="Tableau5" style:family="table">
      <style:table-properties style:width="24.626cm" style:rel-width="94%" fo:margin-top="0cm" fo:margin-bottom="0.3cm" table:align="right"/>
    </style:style>
    <style:style style:name="Tableau5.A" style:family="table-column">
      <style:table-column-properties style:column-width="4.965cm" style:rel-column-width="1826*"/>
    </style:style>
    <style:style style:name="Tableau5.B" style:family="table-column">
      <style:table-column-properties style:column-width="19.66cm" style:rel-column-width="7229*"/>
    </style:style>
    <style:style style:name="Tableau5.A1" style:family="table-cell">
      <style:table-cell-properties fo:padding-left="0.101cm" fo:padding-right="0.101cm" fo:padding-top="0cm" fo:padding-bottom="0cm" fo:border="none"/>
    </style:style>
    <style:style style:name="Tableau5.B1" style:family="table-cell">
      <style:table-cell-properties fo:padding-left="0.101cm" fo:padding-right="0.101cm" fo:padding-top="0cm" fo:padding-bottom="0cm" fo:border="none"/>
    </style:style>
    <style:style style:name="Tableau6" style:family="table">
      <style:table-properties style:width="19.092cm" fo:margin-top="0cm" fo:margin-bottom="0.7cm" table:align="right"/>
    </style:style>
    <style:style style:name="Tableau6.A" style:family="table-column">
      <style:table-column-properties style:column-width="8.384cm"/>
    </style:style>
    <style:style style:name="Tableau6.B" style:family="table-column">
      <style:table-column-properties style:column-width="1.487cm"/>
    </style:style>
    <style:style style:name="Tableau6.C" style:family="table-column">
      <style:table-column-properties style:column-width="6.856cm"/>
    </style:style>
    <style:style style:name="Tableau6.D" style:family="table-column">
      <style:table-column-properties style:column-width="2.365cm"/>
    </style:style>
    <style:style style:name="Tableau6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leau6.B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6.C1" style:family="table-cell">
      <style:table-cell-properties fo:background-color="transparent" fo:padding-left="0.101cm" fo:padding-right="0.10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au6.A2" style:family="table-cell">
      <style:table-cell-properties fo:padding-left="0.101cm" fo:padding-right="0.101cm" fo:padding-top="0cm" fo:padding-bottom="0cm" fo:border="none"/>
    </style:style>
    <style:style style:name="Tableau6.B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leau6.D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7" style:family="table">
      <style:table-properties style:width="26.199cm" fo:margin-top="0cm" fo:margin-bottom="0.3cm" table:align="margins"/>
    </style:style>
    <style:style style:name="Tableau7.A" style:family="table-column">
      <style:table-column-properties style:column-width="5.057cm" style:rel-column-width="12649*"/>
    </style:style>
    <style:style style:name="Tableau7.B" style:family="table-column">
      <style:table-column-properties style:column-width="21.142cm" style:rel-column-width="52886*"/>
    </style:style>
    <style:style style:name="Tableau7.A1" style:family="table-cell">
      <style:table-cell-properties style:border-line-width-bottom="0.002cm 0.035cm 0.002cm" fo:padding="0.101cm" fo:border-left="none" fo:border-right="none" fo:border-top="none" fo:border-bottom="0.039cm double #000000"/>
    </style:style>
    <style:style style:name="Tableau7.B1" style:family="table-cell">
      <style:table-cell-properties fo:background-color="transparent" style:border-line-width-bottom="0.002cm 0.035cm 0.002cm" fo:padding="0.101cm" fo:border-left="none" fo:border-right="none" fo:border-top="none" fo:border-bottom="0.039cm double #000000">
        <style:background-image/>
      </style:table-cell-properties>
    </style:style>
    <style:style style:name="Tableau8" style:family="table">
      <style:table-properties style:width="24.626cm" style:rel-width="94%" fo:margin-top="0cm" fo:margin-bottom="0.3cm" table:align="right"/>
    </style:style>
    <style:style style:name="Tableau8.A" style:family="table-column">
      <style:table-column-properties style:column-width="4.965cm" style:rel-column-width="1826*"/>
    </style:style>
    <style:style style:name="Tableau8.B" style:family="table-column">
      <style:table-column-properties style:column-width="19.66cm" style:rel-column-width="7229*"/>
    </style:style>
    <style:style style:name="Tableau8.A1" style:family="table-cell">
      <style:table-cell-properties fo:padding-left="0.101cm" fo:padding-right="0.101cm" fo:padding-top="0cm" fo:padding-bottom="0cm" fo:border="none"/>
    </style:style>
    <style:style style:name="Tableau8.B1" style:family="table-cell">
      <style:table-cell-properties fo:padding-left="0.101cm" fo:padding-right="0.101cm" fo:padding-top="0cm" fo:padding-bottom="0cm" fo:border="none"/>
    </style:style>
    <style:style style:name="Tableau9" style:family="table">
      <style:table-properties style:width="19.092cm" fo:margin-top="0cm" fo:margin-bottom="0.7cm" table:align="right"/>
    </style:style>
    <style:style style:name="Tableau9.A" style:family="table-column">
      <style:table-column-properties style:column-width="8.384cm"/>
    </style:style>
    <style:style style:name="Tableau9.B" style:family="table-column">
      <style:table-column-properties style:column-width="1.487cm"/>
    </style:style>
    <style:style style:name="Tableau9.C" style:family="table-column">
      <style:table-column-properties style:column-width="6.856cm"/>
    </style:style>
    <style:style style:name="Tableau9.D" style:family="table-column">
      <style:table-column-properties style:column-width="2.365cm"/>
    </style:style>
    <style:style style:name="Tableau9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leau9.B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9.C1" style:family="table-cell">
      <style:table-cell-properties fo:background-color="transparent" fo:padding-left="0.101cm" fo:padding-right="0.10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au9.A2" style:family="table-cell">
      <style:table-cell-properties fo:padding-left="0.101cm" fo:padding-right="0.101cm" fo:padding-top="0cm" fo:padding-bottom="0cm" fo:border="none"/>
    </style:style>
    <style:style style:name="Tableau9.B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leau9.D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10" style:family="table">
      <style:table-properties style:width="26.199cm" fo:margin-top="0cm" fo:margin-bottom="0.3cm" table:align="margins"/>
    </style:style>
    <style:style style:name="Tableau10.A" style:family="table-column">
      <style:table-column-properties style:column-width="5.057cm" style:rel-column-width="12649*"/>
    </style:style>
    <style:style style:name="Tableau10.B" style:family="table-column">
      <style:table-column-properties style:column-width="21.142cm" style:rel-column-width="52886*"/>
    </style:style>
    <style:style style:name="Tableau10.A1" style:family="table-cell">
      <style:table-cell-properties style:border-line-width-bottom="0.002cm 0.035cm 0.002cm" fo:padding="0.101cm" fo:border-left="none" fo:border-right="none" fo:border-top="none" fo:border-bottom="0.039cm double #000000"/>
    </style:style>
    <style:style style:name="Tableau10.B1" style:family="table-cell">
      <style:table-cell-properties fo:background-color="transparent" style:border-line-width-bottom="0.002cm 0.035cm 0.002cm" fo:padding="0.101cm" fo:border-left="none" fo:border-right="none" fo:border-top="none" fo:border-bottom="0.039cm double #000000">
        <style:background-image/>
      </style:table-cell-properties>
    </style:style>
    <style:style style:name="Tableau11" style:family="table">
      <style:table-properties style:width="24.626cm" style:rel-width="94%" fo:margin-top="0cm" fo:margin-bottom="0.3cm" table:align="right"/>
    </style:style>
    <style:style style:name="Tableau11.A" style:family="table-column">
      <style:table-column-properties style:column-width="4.965cm" style:rel-column-width="1826*"/>
    </style:style>
    <style:style style:name="Tableau11.B" style:family="table-column">
      <style:table-column-properties style:column-width="19.66cm" style:rel-column-width="7229*"/>
    </style:style>
    <style:style style:name="Tableau11.A1" style:family="table-cell">
      <style:table-cell-properties fo:padding-left="0.101cm" fo:padding-right="0.101cm" fo:padding-top="0cm" fo:padding-bottom="0cm" fo:border="none"/>
    </style:style>
    <style:style style:name="Tableau11.B1" style:family="table-cell">
      <style:table-cell-properties fo:padding-left="0.101cm" fo:padding-right="0.101cm" fo:padding-top="0cm" fo:padding-bottom="0cm" fo:border="none"/>
    </style:style>
    <style:style style:name="Tableau12" style:family="table">
      <style:table-properties style:width="19.092cm" fo:margin-top="0cm" fo:margin-bottom="0.7cm" table:align="right"/>
    </style:style>
    <style:style style:name="Tableau12.A" style:family="table-column">
      <style:table-column-properties style:column-width="8.384cm"/>
    </style:style>
    <style:style style:name="Tableau12.B" style:family="table-column">
      <style:table-column-properties style:column-width="1.487cm"/>
    </style:style>
    <style:style style:name="Tableau12.C" style:family="table-column">
      <style:table-column-properties style:column-width="6.856cm"/>
    </style:style>
    <style:style style:name="Tableau12.D" style:family="table-column">
      <style:table-column-properties style:column-width="2.365cm"/>
    </style:style>
    <style:style style:name="Tableau12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leau12.B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12.C1" style:family="table-cell">
      <style:table-cell-properties fo:background-color="transparent" fo:padding-left="0.101cm" fo:padding-right="0.10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au12.A2" style:family="table-cell">
      <style:table-cell-properties fo:padding-left="0.101cm" fo:padding-right="0.101cm" fo:padding-top="0cm" fo:padding-bottom="0cm" fo:border="none"/>
    </style:style>
    <style:style style:name="Tableau12.B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leau12.D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13" style:family="table">
      <style:table-properties style:width="24.626cm" style:rel-width="94%" fo:margin-top="0cm" fo:margin-bottom="0.3cm" table:align="right"/>
    </style:style>
    <style:style style:name="Tableau13.A" style:family="table-column">
      <style:table-column-properties style:column-width="4.965cm" style:rel-column-width="1826*"/>
    </style:style>
    <style:style style:name="Tableau13.B" style:family="table-column">
      <style:table-column-properties style:column-width="19.66cm" style:rel-column-width="7229*"/>
    </style:style>
    <style:style style:name="Tableau13.A1" style:family="table-cell">
      <style:table-cell-properties fo:padding-left="0.101cm" fo:padding-right="0.101cm" fo:padding-top="0cm" fo:padding-bottom="0cm" fo:border="none"/>
    </style:style>
    <style:style style:name="Tableau13.B1" style:family="table-cell">
      <style:table-cell-properties fo:padding-left="0.101cm" fo:padding-right="0.101cm" fo:padding-top="0cm" fo:padding-bottom="0cm" fo:border="none"/>
    </style:style>
    <style:style style:name="Tableau14" style:family="table">
      <style:table-properties style:width="19.092cm" fo:margin-top="0cm" fo:margin-bottom="0.7cm" table:align="right"/>
    </style:style>
    <style:style style:name="Tableau14.A" style:family="table-column">
      <style:table-column-properties style:column-width="8.384cm"/>
    </style:style>
    <style:style style:name="Tableau14.B" style:family="table-column">
      <style:table-column-properties style:column-width="1.487cm"/>
    </style:style>
    <style:style style:name="Tableau14.C" style:family="table-column">
      <style:table-column-properties style:column-width="6.856cm"/>
    </style:style>
    <style:style style:name="Tableau14.D" style:family="table-column">
      <style:table-column-properties style:column-width="2.365cm"/>
    </style:style>
    <style:style style:name="Tableau14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leau14.B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14.C1" style:family="table-cell">
      <style:table-cell-properties fo:background-color="transparent" fo:padding-left="0.101cm" fo:padding-right="0.10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au14.A2" style:family="table-cell">
      <style:table-cell-properties fo:padding-left="0.101cm" fo:padding-right="0.101cm" fo:padding-top="0cm" fo:padding-bottom="0cm" fo:border="none"/>
    </style:style>
    <style:style style:name="Tableau14.B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leau14.D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15" style:family="table">
      <style:table-properties style:width="26.199cm" fo:margin-top="0cm" fo:margin-bottom="0.3cm" table:align="margins"/>
    </style:style>
    <style:style style:name="Tableau15.A" style:family="table-column">
      <style:table-column-properties style:column-width="5.057cm" style:rel-column-width="12649*"/>
    </style:style>
    <style:style style:name="Tableau15.B" style:family="table-column">
      <style:table-column-properties style:column-width="21.142cm" style:rel-column-width="52886*"/>
    </style:style>
    <style:style style:name="Tableau15.A1" style:family="table-cell">
      <style:table-cell-properties style:border-line-width-bottom="0.002cm 0.035cm 0.002cm" fo:padding="0.101cm" fo:border-left="none" fo:border-right="none" fo:border-top="none" fo:border-bottom="0.039cm double #000000"/>
    </style:style>
    <style:style style:name="Tableau15.B1" style:family="table-cell">
      <style:table-cell-properties fo:background-color="transparent" style:border-line-width-bottom="0.002cm 0.035cm 0.002cm" fo:padding="0.101cm" fo:border-left="none" fo:border-right="none" fo:border-top="none" fo:border-bottom="0.039cm double #000000">
        <style:background-image/>
      </style:table-cell-properties>
    </style:style>
    <style:style style:name="Tableau16" style:family="table">
      <style:table-properties style:width="24.626cm" style:rel-width="94%" fo:margin-top="0cm" fo:margin-bottom="0.3cm" table:align="right"/>
    </style:style>
    <style:style style:name="Tableau16.A" style:family="table-column">
      <style:table-column-properties style:column-width="4.965cm" style:rel-column-width="1826*"/>
    </style:style>
    <style:style style:name="Tableau16.B" style:family="table-column">
      <style:table-column-properties style:column-width="19.66cm" style:rel-column-width="7229*"/>
    </style:style>
    <style:style style:name="Tableau16.A1" style:family="table-cell">
      <style:table-cell-properties fo:padding-left="0.101cm" fo:padding-right="0.101cm" fo:padding-top="0cm" fo:padding-bottom="0cm" fo:border="none"/>
    </style:style>
    <style:style style:name="Tableau16.B1" style:family="table-cell">
      <style:table-cell-properties fo:padding-left="0.101cm" fo:padding-right="0.101cm" fo:padding-top="0cm" fo:padding-bottom="0cm" fo:border="none"/>
    </style:style>
    <style:style style:name="Tableau17" style:family="table">
      <style:table-properties style:width="19.092cm" fo:margin-top="0cm" fo:margin-bottom="0.7cm" table:align="right"/>
    </style:style>
    <style:style style:name="Tableau17.A" style:family="table-column">
      <style:table-column-properties style:column-width="8.384cm"/>
    </style:style>
    <style:style style:name="Tableau17.B" style:family="table-column">
      <style:table-column-properties style:column-width="1.487cm"/>
    </style:style>
    <style:style style:name="Tableau17.C" style:family="table-column">
      <style:table-column-properties style:column-width="6.856cm"/>
    </style:style>
    <style:style style:name="Tableau17.D" style:family="table-column">
      <style:table-column-properties style:column-width="2.365cm"/>
    </style:style>
    <style:style style:name="Tableau17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leau17.B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17.C1" style:family="table-cell">
      <style:table-cell-properties fo:background-color="transparent" fo:padding-left="0.101cm" fo:padding-right="0.10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au17.A2" style:family="table-cell">
      <style:table-cell-properties fo:padding-left="0.101cm" fo:padding-right="0.101cm" fo:padding-top="0cm" fo:padding-bottom="0cm" fo:border="none"/>
    </style:style>
    <style:style style:name="Tableau17.B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leau17.D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18" style:family="table">
      <style:table-properties style:width="24.626cm" style:rel-width="94%" fo:margin-top="0cm" fo:margin-bottom="0.3cm" table:align="right"/>
    </style:style>
    <style:style style:name="Tableau18.A" style:family="table-column">
      <style:table-column-properties style:column-width="4.965cm" style:rel-column-width="1826*"/>
    </style:style>
    <style:style style:name="Tableau18.B" style:family="table-column">
      <style:table-column-properties style:column-width="19.66cm" style:rel-column-width="7229*"/>
    </style:style>
    <style:style style:name="Tableau18.A1" style:family="table-cell">
      <style:table-cell-properties fo:padding-left="0.101cm" fo:padding-right="0.101cm" fo:padding-top="0cm" fo:padding-bottom="0cm" fo:border="none"/>
    </style:style>
    <style:style style:name="Tableau18.B1" style:family="table-cell">
      <style:table-cell-properties fo:padding-left="0.101cm" fo:padding-right="0.101cm" fo:padding-top="0cm" fo:padding-bottom="0cm" fo:border="none"/>
    </style:style>
    <style:style style:name="Tableau19" style:family="table">
      <style:table-properties style:width="19.092cm" fo:margin-top="0cm" fo:margin-bottom="0.7cm" table:align="right"/>
    </style:style>
    <style:style style:name="Tableau19.A" style:family="table-column">
      <style:table-column-properties style:column-width="8.384cm"/>
    </style:style>
    <style:style style:name="Tableau19.B" style:family="table-column">
      <style:table-column-properties style:column-width="1.487cm"/>
    </style:style>
    <style:style style:name="Tableau19.C" style:family="table-column">
      <style:table-column-properties style:column-width="6.856cm"/>
    </style:style>
    <style:style style:name="Tableau19.D" style:family="table-column">
      <style:table-column-properties style:column-width="2.365cm"/>
    </style:style>
    <style:style style:name="Tableau19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leau19.B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19.C1" style:family="table-cell">
      <style:table-cell-properties fo:background-color="transparent" fo:padding-left="0.101cm" fo:padding-right="0.10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au19.A2" style:family="table-cell">
      <style:table-cell-properties fo:padding-left="0.101cm" fo:padding-right="0.101cm" fo:padding-top="0cm" fo:padding-bottom="0cm" fo:border="none"/>
    </style:style>
    <style:style style:name="Tableau19.B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leau19.D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20" style:family="table">
      <style:table-properties style:width="26.199cm" fo:margin-top="0cm" fo:margin-bottom="0.3cm" table:align="margins"/>
    </style:style>
    <style:style style:name="Tableau20.A" style:family="table-column">
      <style:table-column-properties style:column-width="5.057cm" style:rel-column-width="12649*"/>
    </style:style>
    <style:style style:name="Tableau20.B" style:family="table-column">
      <style:table-column-properties style:column-width="21.142cm" style:rel-column-width="52886*"/>
    </style:style>
    <style:style style:name="Tableau20.A1" style:family="table-cell">
      <style:table-cell-properties style:border-line-width-bottom="0.002cm 0.035cm 0.002cm" fo:padding="0.101cm" fo:border-left="none" fo:border-right="none" fo:border-top="none" fo:border-bottom="0.039cm double #000000"/>
    </style:style>
    <style:style style:name="Tableau20.B1" style:family="table-cell">
      <style:table-cell-properties fo:background-color="transparent" style:border-line-width-bottom="0.002cm 0.035cm 0.002cm" fo:padding="0.101cm" fo:border-left="none" fo:border-right="none" fo:border-top="none" fo:border-bottom="0.039cm double #000000">
        <style:background-image/>
      </style:table-cell-properties>
    </style:style>
    <style:style style:name="Tableau21" style:family="table">
      <style:table-properties style:width="24.626cm" style:rel-width="94%" fo:margin-top="0cm" fo:margin-bottom="0.3cm" table:align="right"/>
    </style:style>
    <style:style style:name="Tableau21.A" style:family="table-column">
      <style:table-column-properties style:column-width="4.965cm" style:rel-column-width="1826*"/>
    </style:style>
    <style:style style:name="Tableau21.B" style:family="table-column">
      <style:table-column-properties style:column-width="19.66cm" style:rel-column-width="7229*"/>
    </style:style>
    <style:style style:name="Tableau21.A1" style:family="table-cell">
      <style:table-cell-properties fo:padding-left="0.101cm" fo:padding-right="0.101cm" fo:padding-top="0cm" fo:padding-bottom="0cm" fo:border="none"/>
    </style:style>
    <style:style style:name="Tableau21.B1" style:family="table-cell">
      <style:table-cell-properties fo:padding-left="0.101cm" fo:padding-right="0.101cm" fo:padding-top="0cm" fo:padding-bottom="0cm" fo:border="none"/>
    </style:style>
    <style:style style:name="Tableau22" style:family="table">
      <style:table-properties style:width="19.092cm" fo:margin-top="0cm" fo:margin-bottom="0.7cm" table:align="right"/>
    </style:style>
    <style:style style:name="Tableau22.A" style:family="table-column">
      <style:table-column-properties style:column-width="8.384cm"/>
    </style:style>
    <style:style style:name="Tableau22.B" style:family="table-column">
      <style:table-column-properties style:column-width="1.487cm"/>
    </style:style>
    <style:style style:name="Tableau22.C" style:family="table-column">
      <style:table-column-properties style:column-width="6.856cm"/>
    </style:style>
    <style:style style:name="Tableau22.D" style:family="table-column">
      <style:table-column-properties style:column-width="2.365cm"/>
    </style:style>
    <style:style style:name="Tableau22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leau22.B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22.C1" style:family="table-cell">
      <style:table-cell-properties fo:background-color="transparent" fo:padding-left="0.101cm" fo:padding-right="0.10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au22.A2" style:family="table-cell">
      <style:table-cell-properties fo:padding-left="0.101cm" fo:padding-right="0.101cm" fo:padding-top="0cm" fo:padding-bottom="0cm" fo:border="none"/>
    </style:style>
    <style:style style:name="Tableau22.B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leau22.D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23" style:family="table">
      <style:table-properties style:width="24.626cm" style:rel-width="94%" fo:margin-top="0cm" fo:margin-bottom="0.3cm" table:align="right"/>
    </style:style>
    <style:style style:name="Tableau23.A" style:family="table-column">
      <style:table-column-properties style:column-width="4.965cm" style:rel-column-width="1826*"/>
    </style:style>
    <style:style style:name="Tableau23.B" style:family="table-column">
      <style:table-column-properties style:column-width="19.66cm" style:rel-column-width="7229*"/>
    </style:style>
    <style:style style:name="Tableau23.A1" style:family="table-cell">
      <style:table-cell-properties fo:padding-left="0.101cm" fo:padding-right="0.101cm" fo:padding-top="0cm" fo:padding-bottom="0cm" fo:border="none"/>
    </style:style>
    <style:style style:name="Tableau23.B1" style:family="table-cell">
      <style:table-cell-properties fo:padding-left="0.101cm" fo:padding-right="0.101cm" fo:padding-top="0cm" fo:padding-bottom="0cm" fo:border="none"/>
    </style:style>
    <style:style style:name="Tableau24" style:family="table">
      <style:table-properties style:width="19.092cm" fo:margin-top="0cm" fo:margin-bottom="0.7cm" table:align="right"/>
    </style:style>
    <style:style style:name="Tableau24.A" style:family="table-column">
      <style:table-column-properties style:column-width="8.384cm"/>
    </style:style>
    <style:style style:name="Tableau24.B" style:family="table-column">
      <style:table-column-properties style:column-width="1.487cm"/>
    </style:style>
    <style:style style:name="Tableau24.C" style:family="table-column">
      <style:table-column-properties style:column-width="6.856cm"/>
    </style:style>
    <style:style style:name="Tableau24.D" style:family="table-column">
      <style:table-column-properties style:column-width="2.365cm"/>
    </style:style>
    <style:style style:name="Tableau24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leau24.B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24.C1" style:family="table-cell">
      <style:table-cell-properties fo:background-color="transparent" fo:padding-left="0.101cm" fo:padding-right="0.10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au24.A2" style:family="table-cell">
      <style:table-cell-properties fo:padding-left="0.101cm" fo:padding-right="0.101cm" fo:padding-top="0cm" fo:padding-bottom="0cm" fo:border="none"/>
    </style:style>
    <style:style style:name="Tableau24.B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leau24.D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25" style:family="table">
      <style:table-properties style:width="26.199cm" fo:margin-top="0cm" fo:margin-bottom="0.3cm" table:align="margins"/>
    </style:style>
    <style:style style:name="Tableau25.A" style:family="table-column">
      <style:table-column-properties style:column-width="5.057cm" style:rel-column-width="12649*"/>
    </style:style>
    <style:style style:name="Tableau25.B" style:family="table-column">
      <style:table-column-properties style:column-width="21.142cm" style:rel-column-width="52886*"/>
    </style:style>
    <style:style style:name="Tableau25.A1" style:family="table-cell">
      <style:table-cell-properties style:border-line-width-bottom="0.002cm 0.035cm 0.002cm" fo:padding="0.101cm" fo:border-left="none" fo:border-right="none" fo:border-top="none" fo:border-bottom="0.039cm double #000000"/>
    </style:style>
    <style:style style:name="Tableau25.B1" style:family="table-cell">
      <style:table-cell-properties fo:background-color="transparent" style:border-line-width-bottom="0.002cm 0.035cm 0.002cm" fo:padding="0.101cm" fo:border-left="none" fo:border-right="none" fo:border-top="none" fo:border-bottom="0.039cm double #000000">
        <style:background-image/>
      </style:table-cell-properties>
    </style:style>
    <style:style style:name="Tableau26" style:family="table">
      <style:table-properties style:width="24.626cm" style:rel-width="94%" fo:margin-top="0cm" fo:margin-bottom="0.3cm" table:align="right"/>
    </style:style>
    <style:style style:name="Tableau26.A" style:family="table-column">
      <style:table-column-properties style:column-width="4.965cm" style:rel-column-width="1826*"/>
    </style:style>
    <style:style style:name="Tableau26.B" style:family="table-column">
      <style:table-column-properties style:column-width="19.66cm" style:rel-column-width="7229*"/>
    </style:style>
    <style:style style:name="Tableau26.A1" style:family="table-cell">
      <style:table-cell-properties fo:padding-left="0.101cm" fo:padding-right="0.101cm" fo:padding-top="0cm" fo:padding-bottom="0cm" fo:border="none"/>
    </style:style>
    <style:style style:name="Tableau26.B1" style:family="table-cell">
      <style:table-cell-properties fo:padding-left="0.101cm" fo:padding-right="0.101cm" fo:padding-top="0cm" fo:padding-bottom="0cm" fo:border="none"/>
    </style:style>
    <style:style style:name="Tableau27" style:family="table">
      <style:table-properties style:width="19.092cm" fo:margin-top="0cm" fo:margin-bottom="0.7cm" table:align="right"/>
    </style:style>
    <style:style style:name="Tableau27.A" style:family="table-column">
      <style:table-column-properties style:column-width="8.384cm"/>
    </style:style>
    <style:style style:name="Tableau27.B" style:family="table-column">
      <style:table-column-properties style:column-width="1.487cm"/>
    </style:style>
    <style:style style:name="Tableau27.C" style:family="table-column">
      <style:table-column-properties style:column-width="6.856cm"/>
    </style:style>
    <style:style style:name="Tableau27.D" style:family="table-column">
      <style:table-column-properties style:column-width="2.365cm"/>
    </style:style>
    <style:style style:name="Tableau27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leau27.B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27.C1" style:family="table-cell">
      <style:table-cell-properties fo:background-color="transparent" fo:padding-left="0.101cm" fo:padding-right="0.10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au27.A2" style:family="table-cell">
      <style:table-cell-properties fo:padding-left="0.101cm" fo:padding-right="0.101cm" fo:padding-top="0cm" fo:padding-bottom="0cm" fo:border="none"/>
    </style:style>
    <style:style style:name="Tableau27.B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leau27.D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P1" style:family="paragraph" style:parent-style-name="Tbl_5f_Record_5f_Content">
      <style:paragraph-properties fo:text-align="end" style:justify-single-word="false"/>
    </style:style>
    <style:style style:name="P2" style:family="paragraph" style:parent-style-name="Standard">
      <style:paragraph-properties fo:break-before="auto" fo:break-after="auto"/>
    </style:style>
    <style:style style:name="Sect1" style:family="section">
      <style:section-properties style:editable="false">
        <style:columns fo:column-count="0" fo:column-gap="0cm"/>
      </style:section-properties>
    </style:style>
    <number:number-style style:name="N5000" number:language="fr" number:country="FR">
      <number:number number:min-integer-digits="1"/>
    </number:number-style>
    <number:text-style style:name="N5100" number:language="fr" number:country="FR">
      <number:text-content/>
    </number:text-style>
  </office:automatic-styles>
  <office:body>
    <office:text>
      <office:forms form:automatic-focus="false" form:apply-design-mode="false">
        <form:form form:name="ReportSource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CommandType" form:control-implementation="ooo:com.sun.star.form.component.HiddenControl" form:id="control1" form:value="1"/>
          <form:hidden form:name="QueryName" form:control-implementation="ooo:com.sun.star.form.component.HiddenControl" form:id="control2" form:value="ListeDesAttributionsParGroupe"/>
          <form:hidden form:name="Command" form:control-implementation="ooo:com.sun.star.form.component.HiddenControl" form:id="control3"/>
          <form:hidden form:name="GroupFieldNames" form:control-implementation="ooo:com.sun.star.form.component.HiddenControl" form:id="control4" form:value="nomGroupe;nomEtablissement"/>
          <form:hidden form:name="FieldNames" form:control-implementation="ooo:com.sun.star.form.component.HiddenControl" form:id="control5" form:value="nomGroupe;nomEtablissement;adresseRue;codePostal;ville;Attributions"/>
          <form:hidden form:name="RecordFieldNames" form:control-implementation="ooo:com.sun.star.form.component.HiddenControl" form:id="control6" form:value="adresseRue;codePostal;ville;Attributions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GroupField1" text:name="GroupField1"/>
        <text:user-field-decl office:value-type="string" office:string-value="Groupe" text:name="nomGroupe"/>
        <text:user-field-decl office:value-type="string" office:string-value="GroupField2" text:name="GroupField2"/>
        <text:user-field-decl office:value-type="string" office:string-value="Etablissement" text:name="nomEtablissement"/>
        <text:user-field-decl office:value-type="string" office:string-value="Column1" text:name="Column1"/>
        <text:user-field-decl office:value-type="string" office:string-value="Column2" text:name="Column2"/>
        <text:user-field-decl office:value-type="string" office:string-value="Column3" text:name="Column3"/>
        <text:user-field-decl office:value-type="string" office:string-value="Column4" text:name="Column4"/>
        <text:user-field-decl office:value-type="string" office:string-value="" text:name="adresseRue"/>
        <text:user-field-decl office:value-type="string" office:string-value="" text:name="codePostal"/>
        <text:user-field-decl office:value-type="string" office:string-value="" text:name="ville"/>
        <text:user-field-decl office:value-type="string" office:string-value="Nombre de chambres" text:name="Attributions"/>
      </text:user-field-decls>
      <text:section text:style-name="Sect1" text:name="GroupField1" text:display="none">
        <table:table table:name="Tbl_GroupField1" table:style-name="Tbl_5f_GroupField1">
          <table:table-column table:style-name="Tbl_5f_GroupField1.A"/>
          <table:table-column table:style-name="Tbl_5f_GroupField1.B"/>
          <table:table-row>
            <table:table-cell table:style-name="Tbl_5f_GroupField1.A1" office:value-type="string">
              <text:p text:style-name="Tbl_5f_GroupField1_5f_Header"><text:user-field-get text:name="nomGroupe">Groupe</text:user-field-get></text:p>
            </table:table-cell>
            <table:table-cell table:style-name="Tbl_5f_GroupField1.B1" office:value-type="string">
              <text:p text:style-name="Tbl_5f_GroupField1_5f_Content">Ut wisi enim ad minim veniam, quis</text:p>
            </table:table-cell>
          </table:table-row>
        </table:table>
      </text:section>
      <text:section text:style-name="Sect1" text:name="GroupField2" text:display="none">
        <table:table table:name="Tbl_GroupField2" table:style-name="Tbl_5f_GroupField2">
          <table:table-column table:style-name="Tbl_5f_GroupField2.A"/>
          <table:table-column table:style-name="Tbl_5f_GroupField2.B"/>
          <table:table-row>
            <table:table-cell table:style-name="Tbl_5f_GroupField2.A1" office:value-type="string">
              <text:p text:style-name="Tbl_5f_GroupField2_5f_Header"><text:user-field-get text:name="nomEtablissement">Etablissement</text:user-field-get></text:p>
            </table:table-cell>
            <table:table-cell table:style-name="Tbl_5f_GroupField2.A1" office:value-type="string">
              <text:p text:style-name="Tbl_5f_GroupField2_5f_Content">Ut wisi enim ad minim veniam, quis nostrud</text:p>
            </table:table-cell>
          </table:table-row>
        </table:table>
      </text:section>
      <text:section text:style-name="Sect1" text:name="RecordSection" text:display="none">
        <table:table table:name="Tbl_RecordSection" table:style-name="Tbl_5f_RecordSection">
          <table:table-column table:style-name="Tbl_5f_RecordSection.A"/>
          <table:table-column table:style-name="Tbl_5f_RecordSection.B"/>
          <table:table-column table:style-name="Tbl_5f_RecordSection.C"/>
          <table:table-column table:style-name="Tbl_5f_RecordSection.D"/>
          <table:table-header-rows>
            <table:table-row>
              <table:table-cell table:style-name="Tbl_5f_RecordSection.A1" office:value-type="string">
                <text:p text:style-name="Tbl_5f_Record_5f_Header"><text:user-field-get text:name="adresseRue"/></text:p>
              </table:table-cell>
              <table:table-cell table:style-name="Tbl_5f_RecordSection.B1" office:value-type="string">
                <text:p text:style-name="Tbl_5f_Record_5f_Header"><text:user-field-get text:name="codePostal"/></text:p>
              </table:table-cell>
              <table:table-cell table:style-name="Tbl_5f_RecordSection.C1" office:value-type="string">
                <text:p text:style-name="Tbl_5f_Record_5f_Header"><text:user-field-get text:name="ville"/></text:p>
              </table:table-cell>
              <table:table-cell table:style-name="Tbl_5f_RecordSection.B1" office:value-type="string">
                <text:p text:style-name="Tbl_5f_Record_5f_Header"><text:user-field-get text:name="Attributions">Nombre de chambres</text:user-field-get></text:p>
              </table:table-cell>
            </table:table-row>
          </table:table-header-rows>
          <table:table-row>
            <table:table-cell table:style-name="Tbl_5f_RecordSection.A2" office:value-type="float" office:value="0">
              <text:p text:style-name="Tbl_5f_Record_5f_Content">Ut wisi enim ad minim veniam, quis nostrud</text:p>
            </table:table-cell>
            <table:table-cell table:style-name="Tbl_5f_RecordSection.B2" office:value-type="float" office:value="0">
              <text:p text:style-name="Tbl_5f_Record_5f_Content">Ut wisi</text:p>
            </table:table-cell>
            <table:table-cell table:style-name="Tbl_5f_RecordSection.B2" office:value-type="float" office:value="0">
              <text:p text:style-name="Tbl_5f_Record_5f_Content">Ut wisi enim ad minim veniam, quis</text:p>
            </table:table-cell>
            <table:table-cell table:style-name="Tbl_5f_RecordSection.D2" office:value-type="float" office:value="9876">
              <text:p text:style-name="P1">9876</text:p>
            </table:table-cell>
          </table:table-row>
        </table:table>
      </text:section>
      <text:p text:style-name="P2"/>
      <text:p text:style-name="Standard"/>
      <text:p text:style-name="Standard"/>
      <text:section text:style-name="Sect1" text:name="TextSection"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Tbl_5f_GroupField1_5f_Header">Groupe</text:p>
            </table:table-cell>
            <table:table-cell table:style-name="Tableau1.B1" office:value-type="string">
              <text:p text:style-name="Tbl_5f_GroupField1_5f_Content">Groupe folklorique du Bachkortostan</text:p>
            </table:table-cell>
          </table:table-row>
        </table:table>
      </text:section>
      <text:section text:style-name="Sect1" text:name="Section1"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Tbl_5f_GroupField2_5f_Header">Etablissement</text:p>
            </table:table-cell>
            <table:table-cell table:style-name="Tableau2.B1" office:value-type="string">
              <text:p text:style-name="Tbl_5f_GroupField2_5f_Content">Collège Léonard de Vinci</text:p>
            </table:table-cell>
          </table:table-row>
        </table:table>
      </text:section>
      <text:section text:style-name="Sect1" text:name="Section2"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header-rows>
            <table:table-row>
              <table:table-cell table:style-name="Tableau3.A1" office:value-type="string">
                <text:p text:style-name="Tbl_5f_Record_5f_Header"><text:user-field-get text:name="adresseRue"/></text:p>
              </table:table-cell>
              <table:table-cell table:style-name="Tableau3.B1" office:value-type="string">
                <text:p text:style-name="Tbl_5f_Record_5f_Header"><text:user-field-get text:name="codePostal"/></text:p>
              </table:table-cell>
              <table:table-cell table:style-name="Tableau3.C1" office:value-type="string">
                <text:p text:style-name="Tbl_5f_Record_5f_Header"><text:user-field-get text:name="ville"/></text:p>
              </table:table-cell>
              <table:table-cell table:style-name="Tableau3.B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3.A2" office:value-type="string">
              <text:p text:style-name="Tbl_5f_Record_5f_Content">2 rue Rabelais</text:p>
            </table:table-cell>
            <table:table-cell table:style-name="Tableau3.B2" office:value-type="string">
              <text:p text:style-name="Tbl_5f_Record_5f_Content">35418</text:p>
            </table:table-cell>
            <table:table-cell table:style-name="Tableau3.B2" office:value-type="string">
              <text:p text:style-name="Tbl_5f_Record_5f_Content">Saint-Malo</text:p>
            </table:table-cell>
            <table:table-cell table:style-name="Tableau3.D2" office:value-type="float" office:value="4">
              <text:p text:style-name="P1">4</text:p>
            </table:table-cell>
          </table:table-row>
        </table:table>
      </text:section>
      <text:section text:style-name="Sect1" text:name="Section3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Tbl_5f_GroupField1_5f_Header">Groupe</text:p>
            </table:table-cell>
            <table:table-cell table:style-name="Tableau4.B1" office:value-type="string">
              <text:p text:style-name="Tbl_5f_GroupField1_5f_Content">Marina Prudencio Chavez</text:p>
            </table:table-cell>
          </table:table-row>
        </table:table>
      </text:section>
      <text:section text:style-name="Sect1" text:name="Section4">
        <table:table table:name="Tableau5" table:style-name="Tableau5">
          <table:table-column table:style-name="Tableau5.A"/>
          <table:table-column table:style-name="Tableau5.B"/>
          <table:table-row>
            <table:table-cell table:style-name="Tableau5.A1" office:value-type="string">
              <text:p text:style-name="Tbl_5f_GroupField2_5f_Header">Etablissement</text:p>
            </table:table-cell>
            <table:table-cell table:style-name="Tableau5.B1" office:value-type="string">
              <text:p text:style-name="Tbl_5f_GroupField2_5f_Content">Collège de Moka</text:p>
            </table:table-cell>
          </table:table-row>
        </table:table>
      </text:section>
      <text:section text:style-name="Sect1" text:name="Section5"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header-rows>
            <table:table-row>
              <table:table-cell table:style-name="Tableau6.A1" office:value-type="string">
                <text:p text:style-name="Tbl_5f_Record_5f_Header"><text:user-field-get text:name="adresseRue"/></text:p>
              </table:table-cell>
              <table:table-cell table:style-name="Tableau6.B1" office:value-type="string">
                <text:p text:style-name="Tbl_5f_Record_5f_Header"><text:user-field-get text:name="codePostal"/></text:p>
              </table:table-cell>
              <table:table-cell table:style-name="Tableau6.C1" office:value-type="string">
                <text:p text:style-name="Tbl_5f_Record_5f_Header"><text:user-field-get text:name="ville"/></text:p>
              </table:table-cell>
              <table:table-cell table:style-name="Tableau6.B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6.A2" office:value-type="string">
              <text:p text:style-name="Tbl_5f_Record_5f_Content">2 avenue Aristide Briand BP 6</text:p>
            </table:table-cell>
            <table:table-cell table:style-name="Tableau6.B2" office:value-type="string">
              <text:p text:style-name="Tbl_5f_Record_5f_Content">35401</text:p>
            </table:table-cell>
            <table:table-cell table:style-name="Tableau6.B2" office:value-type="string">
              <text:p text:style-name="Tbl_5f_Record_5f_Content">Saint-Malo</text:p>
            </table:table-cell>
            <table:table-cell table:style-name="Tableau6.D2" office:value-type="float" office:value="2">
              <text:p text:style-name="P1">2</text:p>
            </table:table-cell>
          </table:table-row>
        </table:table>
      </text:section>
      <text:section text:style-name="Sect1" text:name="Section6"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Tbl_5f_GroupField1_5f_Header">Groupe</text:p>
            </table:table-cell>
            <table:table-cell table:style-name="Tableau7.B1" office:value-type="string">
              <text:p text:style-name="Tbl_5f_GroupField1_5f_Content">Nangola Bahia de Salvador</text:p>
            </table:table-cell>
          </table:table-row>
        </table:table>
      </text:section>
      <text:section text:style-name="Sect1" text:name="Section7">
        <table:table table:name="Tableau8" table:style-name="Tableau8">
          <table:table-column table:style-name="Tableau8.A"/>
          <table:table-column table:style-name="Tableau8.B"/>
          <table:table-row>
            <table:table-cell table:style-name="Tableau8.A1" office:value-type="string">
              <text:p text:style-name="Tbl_5f_GroupField2_5f_Header">Etablissement</text:p>
            </table:table-cell>
            <table:table-cell table:style-name="Tableau8.B1" office:value-type="string">
              <text:p text:style-name="Tbl_5f_GroupField2_5f_Content">Collège de Moka</text:p>
            </table:table-cell>
          </table:table-row>
        </table:table>
      </text:section>
      <text:section text:style-name="Sect1" text:name="Section8"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column table:style-name="Tableau9.D"/>
          <table:table-header-rows>
            <table:table-row>
              <table:table-cell table:style-name="Tableau9.A1" office:value-type="string">
                <text:p text:style-name="Tbl_5f_Record_5f_Header"><text:user-field-get text:name="adresseRue"/></text:p>
              </table:table-cell>
              <table:table-cell table:style-name="Tableau9.B1" office:value-type="string">
                <text:p text:style-name="Tbl_5f_Record_5f_Header"><text:user-field-get text:name="codePostal"/></text:p>
              </table:table-cell>
              <table:table-cell table:style-name="Tableau9.C1" office:value-type="string">
                <text:p text:style-name="Tbl_5f_Record_5f_Header"><text:user-field-get text:name="ville"/></text:p>
              </table:table-cell>
              <table:table-cell table:style-name="Tableau9.B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9.A2" office:value-type="string">
              <text:p text:style-name="Tbl_5f_Record_5f_Content">2 avenue Aristide Briand BP 6</text:p>
            </table:table-cell>
            <table:table-cell table:style-name="Tableau9.B2" office:value-type="string">
              <text:p text:style-name="Tbl_5f_Record_5f_Content">35401</text:p>
            </table:table-cell>
            <table:table-cell table:style-name="Tableau9.B2" office:value-type="string">
              <text:p text:style-name="Tbl_5f_Record_5f_Content">Saint-Malo</text:p>
            </table:table-cell>
            <table:table-cell table:style-name="Tableau9.D2" office:value-type="float" office:value="2">
              <text:p text:style-name="P1">2</text:p>
            </table:table-cell>
          </table:table-row>
        </table:table>
      </text:section>
      <text:section text:style-name="Sect1" text:name="Section9">
        <table:table table:name="Tableau10" table:style-name="Tableau10">
          <table:table-column table:style-name="Tableau10.A"/>
          <table:table-column table:style-name="Tableau10.B"/>
          <table:table-row>
            <table:table-cell table:style-name="Tableau10.A1" office:value-type="string">
              <text:p text:style-name="Tbl_5f_GroupField1_5f_Header">Groupe</text:p>
            </table:table-cell>
            <table:table-cell table:style-name="Tableau10.B1" office:value-type="string">
              <text:p text:style-name="Tbl_5f_GroupField1_5f_Content">Bizone de Kawarma</text:p>
            </table:table-cell>
          </table:table-row>
        </table:table>
      </text:section>
      <text:section text:style-name="Sect1" text:name="Section10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Tbl_5f_GroupField2_5f_Header">Etablissement</text:p>
            </table:table-cell>
            <table:table-cell table:style-name="Tableau11.B1" office:value-type="string">
              <text:p text:style-name="Tbl_5f_GroupField2_5f_Content">Collège Lamartine</text:p>
            </table:table-cell>
          </table:table-row>
        </table:table>
      </text:section>
      <text:section text:style-name="Sect1" text:name="Section11"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column table:style-name="Tableau12.D"/>
          <table:table-header-rows>
            <table:table-row>
              <table:table-cell table:style-name="Tableau12.A1" office:value-type="string">
                <text:p text:style-name="Tbl_5f_Record_5f_Header"><text:user-field-get text:name="adresseRue"/></text:p>
              </table:table-cell>
              <table:table-cell table:style-name="Tableau12.B1" office:value-type="string">
                <text:p text:style-name="Tbl_5f_Record_5f_Header"><text:user-field-get text:name="codePostal"/></text:p>
              </table:table-cell>
              <table:table-cell table:style-name="Tableau12.C1" office:value-type="string">
                <text:p text:style-name="Tbl_5f_Record_5f_Header"><text:user-field-get text:name="ville"/></text:p>
              </table:table-cell>
              <table:table-cell table:style-name="Tableau12.B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12.A2" office:value-type="string">
              <text:p text:style-name="Tbl_5f_Record_5f_Content">3, avenue des corsaires</text:p>
            </table:table-cell>
            <table:table-cell table:style-name="Tableau12.B2" office:value-type="string">
              <text:p text:style-name="Tbl_5f_Record_5f_Content">35404</text:p>
            </table:table-cell>
            <table:table-cell table:style-name="Tableau12.B2" office:value-type="string">
              <text:p text:style-name="Tbl_5f_Record_5f_Content">Paramé</text:p>
            </table:table-cell>
            <table:table-cell table:style-name="Tableau12.D2" office:value-type="float" office:value="2">
              <text:p text:style-name="P1">2</text:p>
            </table:table-cell>
          </table:table-row>
        </table:table>
      </text:section>
      <text:section text:style-name="Sect1" text:name="Section12">
        <table:table table:name="Tableau13" table:style-name="Tableau13">
          <table:table-column table:style-name="Tableau13.A"/>
          <table:table-column table:style-name="Tableau13.B"/>
          <table:table-row>
            <table:table-cell table:style-name="Tableau13.A1" office:value-type="string">
              <text:p text:style-name="Tbl_5f_GroupField2_5f_Header">Etablissement</text:p>
            </table:table-cell>
            <table:table-cell table:style-name="Tableau13.B1" office:value-type="string">
              <text:p text:style-name="Tbl_5f_GroupField2_5f_Content">Collège de Moka</text:p>
            </table:table-cell>
          </table:table-row>
        </table:table>
      </text:section>
      <text:section text:style-name="Sect1" text:name="Section13"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column table:style-name="Tableau14.D"/>
          <table:table-header-rows>
            <table:table-row>
              <table:table-cell table:style-name="Tableau14.A1" office:value-type="string">
                <text:p text:style-name="Tbl_5f_Record_5f_Header"><text:user-field-get text:name="adresseRue"/></text:p>
              </table:table-cell>
              <table:table-cell table:style-name="Tableau14.B1" office:value-type="string">
                <text:p text:style-name="Tbl_5f_Record_5f_Header"><text:user-field-get text:name="codePostal"/></text:p>
              </table:table-cell>
              <table:table-cell table:style-name="Tableau14.C1" office:value-type="string">
                <text:p text:style-name="Tbl_5f_Record_5f_Header"><text:user-field-get text:name="ville"/></text:p>
              </table:table-cell>
              <table:table-cell table:style-name="Tableau14.B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14.A2" office:value-type="string">
              <text:p text:style-name="Tbl_5f_Record_5f_Content">2 avenue Aristide Briand BP 6</text:p>
            </table:table-cell>
            <table:table-cell table:style-name="Tableau14.B2" office:value-type="string">
              <text:p text:style-name="Tbl_5f_Record_5f_Content">35401</text:p>
            </table:table-cell>
            <table:table-cell table:style-name="Tableau14.B2" office:value-type="string">
              <text:p text:style-name="Tbl_5f_Record_5f_Content">Saint-Malo</text:p>
            </table:table-cell>
            <table:table-cell table:style-name="Tableau14.D2" office:value-type="float" office:value="5">
              <text:p text:style-name="P1">5</text:p>
            </table:table-cell>
          </table:table-row>
        </table:table>
      </text:section>
      <text:section text:style-name="Sect1" text:name="Section14">
        <table:table table:name="Tableau15" table:style-name="Tableau15">
          <table:table-column table:style-name="Tableau15.A"/>
          <table:table-column table:style-name="Tableau15.B"/>
          <table:table-row>
            <table:table-cell table:style-name="Tableau15.A1" office:value-type="string">
              <text:p text:style-name="Tbl_5f_GroupField1_5f_Header">Groupe</text:p>
            </table:table-cell>
            <table:table-cell table:style-name="Tableau15.B1" office:value-type="string">
              <text:p text:style-name="Tbl_5f_GroupField1_5f_Content">Groupe folklorique camerounais</text:p>
            </table:table-cell>
          </table:table-row>
        </table:table>
      </text:section>
      <text:section text:style-name="Sect1" text:name="Section15">
        <table:table table:name="Tableau16" table:style-name="Tableau16">
          <table:table-column table:style-name="Tableau16.A"/>
          <table:table-column table:style-name="Tableau16.B"/>
          <table:table-row>
            <table:table-cell table:style-name="Tableau16.A1" office:value-type="string">
              <text:p text:style-name="Tbl_5f_GroupField2_5f_Header">Etablissement</text:p>
            </table:table-cell>
            <table:table-cell table:style-name="Tableau16.B1" office:value-type="string">
              <text:p text:style-name="Tbl_5f_GroupField2_5f_Content">Collège Lamartine</text:p>
            </table:table-cell>
          </table:table-row>
        </table:table>
      </text:section>
      <text:section text:style-name="Sect1" text:name="Section16"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column table:style-name="Tableau17.D"/>
          <table:table-header-rows>
            <table:table-row>
              <table:table-cell table:style-name="Tableau17.A1" office:value-type="string">
                <text:p text:style-name="Tbl_5f_Record_5f_Header"><text:user-field-get text:name="adresseRue"/></text:p>
              </table:table-cell>
              <table:table-cell table:style-name="Tableau17.B1" office:value-type="string">
                <text:p text:style-name="Tbl_5f_Record_5f_Header"><text:user-field-get text:name="codePostal"/></text:p>
              </table:table-cell>
              <table:table-cell table:style-name="Tableau17.C1" office:value-type="string">
                <text:p text:style-name="Tbl_5f_Record_5f_Header"><text:user-field-get text:name="ville"/></text:p>
              </table:table-cell>
              <table:table-cell table:style-name="Tableau17.B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17.A2" office:value-type="string">
              <text:p text:style-name="Tbl_5f_Record_5f_Content">3, avenue des corsaires</text:p>
            </table:table-cell>
            <table:table-cell table:style-name="Tableau17.B2" office:value-type="string">
              <text:p text:style-name="Tbl_5f_Record_5f_Content">35404</text:p>
            </table:table-cell>
            <table:table-cell table:style-name="Tableau17.B2" office:value-type="string">
              <text:p text:style-name="Tbl_5f_Record_5f_Content">Paramé</text:p>
            </table:table-cell>
            <table:table-cell table:style-name="Tableau17.D2" office:value-type="float" office:value="3">
              <text:p text:style-name="P1">3</text:p>
            </table:table-cell>
          </table:table-row>
        </table:table>
      </text:section>
      <text:section text:style-name="Sect1" text:name="Section17">
        <table:table table:name="Tableau18" table:style-name="Tableau18">
          <table:table-column table:style-name="Tableau18.A"/>
          <table:table-column table:style-name="Tableau18.B"/>
          <table:table-row>
            <table:table-cell table:style-name="Tableau18.A1" office:value-type="string">
              <text:p text:style-name="Tbl_5f_GroupField2_5f_Header">Etablissement</text:p>
            </table:table-cell>
            <table:table-cell table:style-name="Tableau18.B1" office:value-type="string">
              <text:p text:style-name="Tbl_5f_GroupField2_5f_Content">Collège de Moka</text:p>
            </table:table-cell>
          </table:table-row>
        </table:table>
      </text:section>
      <text:section text:style-name="Sect1" text:name="Section18"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column table:style-name="Tableau19.D"/>
          <table:table-header-rows>
            <table:table-row>
              <table:table-cell table:style-name="Tableau19.A1" office:value-type="string">
                <text:p text:style-name="Tbl_5f_Record_5f_Header"><text:user-field-get text:name="adresseRue"/></text:p>
              </table:table-cell>
              <table:table-cell table:style-name="Tableau19.B1" office:value-type="string">
                <text:p text:style-name="Tbl_5f_Record_5f_Header"><text:user-field-get text:name="codePostal"/></text:p>
              </table:table-cell>
              <table:table-cell table:style-name="Tableau19.C1" office:value-type="string">
                <text:p text:style-name="Tbl_5f_Record_5f_Header"><text:user-field-get text:name="ville"/></text:p>
              </table:table-cell>
              <table:table-cell table:style-name="Tableau19.B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19.A2" office:value-type="string">
              <text:p text:style-name="Tbl_5f_Record_5f_Content">2 avenue Aristide Briand BP 6</text:p>
            </table:table-cell>
            <table:table-cell table:style-name="Tableau19.B2" office:value-type="string">
              <text:p text:style-name="Tbl_5f_Record_5f_Content">35401</text:p>
            </table:table-cell>
            <table:table-cell table:style-name="Tableau19.B2" office:value-type="string">
              <text:p text:style-name="Tbl_5f_Record_5f_Content">Saint-Malo</text:p>
            </table:table-cell>
            <table:table-cell table:style-name="Tableau19.D2" office:value-type="float" office:value="5">
              <text:p text:style-name="P1">5</text:p>
            </table:table-cell>
          </table:table-row>
        </table:table>
      </text:section>
      <text:section text:style-name="Sect1" text:name="Section19">
        <table:table table:name="Tableau20" table:style-name="Tableau20">
          <table:table-column table:style-name="Tableau20.A"/>
          <table:table-column table:style-name="Tableau20.B"/>
          <table:table-row>
            <table:table-cell table:style-name="Tableau20.A1" office:value-type="string">
              <text:p text:style-name="Tbl_5f_GroupField1_5f_Header">Groupe</text:p>
            </table:table-cell>
            <table:table-cell table:style-name="Tableau20.B1" office:value-type="string">
              <text:p text:style-name="Tbl_5f_GroupField1_5f_Content">Syoung Yaru Mask Dance Group</text:p>
            </table:table-cell>
          </table:table-row>
        </table:table>
      </text:section>
      <text:section text:style-name="Sect1" text:name="Section20">
        <table:table table:name="Tableau21" table:style-name="Tableau21">
          <table:table-column table:style-name="Tableau21.A"/>
          <table:table-column table:style-name="Tableau21.B"/>
          <table:table-row>
            <table:table-cell table:style-name="Tableau21.A1" office:value-type="string">
              <text:p text:style-name="Tbl_5f_GroupField2_5f_Header">Etablissement</text:p>
            </table:table-cell>
            <table:table-cell table:style-name="Tableau21.B1" office:value-type="string">
              <text:p text:style-name="Tbl_5f_GroupField2_5f_Content">Collège Lamartine</text:p>
            </table:table-cell>
          </table:table-row>
        </table:table>
      </text:section>
      <text:section text:style-name="Sect1" text:name="Section21">
        <table:table table:name="Tableau22" table:style-name="Tableau22">
          <table:table-column table:style-name="Tableau22.A"/>
          <table:table-column table:style-name="Tableau22.B"/>
          <table:table-column table:style-name="Tableau22.C"/>
          <table:table-column table:style-name="Tableau22.D"/>
          <table:table-header-rows>
            <table:table-row>
              <table:table-cell table:style-name="Tableau22.A1" office:value-type="string">
                <text:p text:style-name="Tbl_5f_Record_5f_Header"><text:user-field-get text:name="adresseRue"/></text:p>
              </table:table-cell>
              <table:table-cell table:style-name="Tableau22.B1" office:value-type="string">
                <text:p text:style-name="Tbl_5f_Record_5f_Header"><text:user-field-get text:name="codePostal"/></text:p>
              </table:table-cell>
              <table:table-cell table:style-name="Tableau22.C1" office:value-type="string">
                <text:p text:style-name="Tbl_5f_Record_5f_Header"><text:user-field-get text:name="ville"/></text:p>
              </table:table-cell>
              <table:table-cell table:style-name="Tableau22.B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22.A2" office:value-type="string">
              <text:p text:style-name="Tbl_5f_Record_5f_Content">3, avenue des corsaires</text:p>
            </table:table-cell>
            <table:table-cell table:style-name="Tableau22.B2" office:value-type="string">
              <text:p text:style-name="Tbl_5f_Record_5f_Content">35404</text:p>
            </table:table-cell>
            <table:table-cell table:style-name="Tableau22.B2" office:value-type="string">
              <text:p text:style-name="Tbl_5f_Record_5f_Content">Paramé</text:p>
            </table:table-cell>
            <table:table-cell table:style-name="Tableau22.D2" office:value-type="float" office:value="5">
              <text:p text:style-name="P1">5</text:p>
            </table:table-cell>
          </table:table-row>
        </table:table>
      </text:section>
      <text:section text:style-name="Sect1" text:name="Section22">
        <table:table table:name="Tableau23" table:style-name="Tableau23">
          <table:table-column table:style-name="Tableau23.A"/>
          <table:table-column table:style-name="Tableau23.B"/>
          <table:table-row>
            <table:table-cell table:style-name="Tableau23.A1" office:value-type="string">
              <text:p text:style-name="Tbl_5f_GroupField2_5f_Header">Etablissement</text:p>
            </table:table-cell>
            <table:table-cell table:style-name="Tableau23.B1" office:value-type="string">
              <text:p text:style-name="Tbl_5f_GroupField2_5f_Content">Collège Léonard de Vinci</text:p>
            </table:table-cell>
          </table:table-row>
        </table:table>
      </text:section>
      <text:section text:style-name="Sect1" text:name="Section23">
        <table:table table:name="Tableau24" table:style-name="Tableau24">
          <table:table-column table:style-name="Tableau24.A"/>
          <table:table-column table:style-name="Tableau24.B"/>
          <table:table-column table:style-name="Tableau24.C"/>
          <table:table-column table:style-name="Tableau24.D"/>
          <table:table-header-rows>
            <table:table-row>
              <table:table-cell table:style-name="Tableau24.A1" office:value-type="string">
                <text:p text:style-name="Tbl_5f_Record_5f_Header"><text:user-field-get text:name="adresseRue"/></text:p>
              </table:table-cell>
              <table:table-cell table:style-name="Tableau24.B1" office:value-type="string">
                <text:p text:style-name="Tbl_5f_Record_5f_Header"><text:user-field-get text:name="codePostal"/></text:p>
              </table:table-cell>
              <table:table-cell table:style-name="Tableau24.C1" office:value-type="string">
                <text:p text:style-name="Tbl_5f_Record_5f_Header"><text:user-field-get text:name="ville"/></text:p>
              </table:table-cell>
              <table:table-cell table:style-name="Tableau24.B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24.A2" office:value-type="string">
              <text:p text:style-name="Tbl_5f_Record_5f_Content">2 rue Rabelais</text:p>
            </table:table-cell>
            <table:table-cell table:style-name="Tableau24.B2" office:value-type="string">
              <text:p text:style-name="Tbl_5f_Record_5f_Content">35418</text:p>
            </table:table-cell>
            <table:table-cell table:style-name="Tableau24.B2" office:value-type="string">
              <text:p text:style-name="Tbl_5f_Record_5f_Content">Saint-Malo</text:p>
            </table:table-cell>
            <table:table-cell table:style-name="Tableau24.D2" office:value-type="float" office:value="3">
              <text:p text:style-name="P1">3</text:p>
            </table:table-cell>
          </table:table-row>
        </table:table>
      </text:section>
      <text:section text:style-name="Sect1" text:name="Section24">
        <table:table table:name="Tableau25" table:style-name="Tableau25">
          <table:table-column table:style-name="Tableau25.A"/>
          <table:table-column table:style-name="Tableau25.B"/>
          <table:table-row>
            <table:table-cell table:style-name="Tableau25.A1" office:value-type="string">
              <text:p text:style-name="Tbl_5f_GroupField1_5f_Header">Groupe</text:p>
            </table:table-cell>
            <table:table-cell table:style-name="Tableau25.B1" office:value-type="string">
              <text:p text:style-name="Tbl_5f_GroupField1_5f_Content">Pipe Band</text:p>
            </table:table-cell>
          </table:table-row>
        </table:table>
      </text:section>
      <text:section text:style-name="Sect1" text:name="Section25">
        <table:table table:name="Tableau26" table:style-name="Tableau26">
          <table:table-column table:style-name="Tableau26.A"/>
          <table:table-column table:style-name="Tableau26.B"/>
          <table:table-row>
            <table:table-cell table:style-name="Tableau26.A1" office:value-type="string">
              <text:p text:style-name="Tbl_5f_GroupField2_5f_Header">Etablissement</text:p>
            </table:table-cell>
            <table:table-cell table:style-name="Tableau26.B1" office:value-type="string">
              <text:p text:style-name="Tbl_5f_GroupField2_5f_Content">Collège Léonard de Vinci</text:p>
            </table:table-cell>
          </table:table-row>
        </table:table>
      </text:section>
      <text:section text:style-name="Sect1" text:name="Section26">
        <table:table table:name="Tableau27" table:style-name="Tableau27">
          <table:table-column table:style-name="Tableau27.A"/>
          <table:table-column table:style-name="Tableau27.B"/>
          <table:table-column table:style-name="Tableau27.C"/>
          <table:table-column table:style-name="Tableau27.D"/>
          <table:table-header-rows>
            <table:table-row>
              <table:table-cell table:style-name="Tableau27.A1" office:value-type="string">
                <text:p text:style-name="Tbl_5f_Record_5f_Header"><text:user-field-get text:name="adresseRue"/></text:p>
              </table:table-cell>
              <table:table-cell table:style-name="Tableau27.B1" office:value-type="string">
                <text:p text:style-name="Tbl_5f_Record_5f_Header"><text:user-field-get text:name="codePostal"/></text:p>
              </table:table-cell>
              <table:table-cell table:style-name="Tableau27.C1" office:value-type="string">
                <text:p text:style-name="Tbl_5f_Record_5f_Header"><text:user-field-get text:name="ville"/></text:p>
              </table:table-cell>
              <table:table-cell table:style-name="Tableau27.B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27.A2" office:value-type="string">
              <text:p text:style-name="Tbl_5f_Record_5f_Content">2 rue Rabelais</text:p>
            </table:table-cell>
            <table:table-cell table:style-name="Tableau27.B2" office:value-type="string">
              <text:p text:style-name="Tbl_5f_Record_5f_Content">35418</text:p>
            </table:table-cell>
            <table:table-cell table:style-name="Tableau27.B2" office:value-type="string">
              <text:p text:style-name="Tbl_5f_Record_5f_Content">Saint-Malo</text:p>
            </table:table-cell>
            <table:table-cell table:style-name="Tableau27.D2" office:value-type="float" office:value="3">
              <text:p text:style-name="P1">3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Fett Kursiv" style:font-family-generic="roman" style:font-pitch="variable"/>
    <style:font-face style:name="Albany" svg:font-family="Albany" style:font-adornments="Standard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fr" fo:country="FR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Albany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text:number-lines="false" text:line-number="0"/>
      <style:text-properties style:font-name="Thorndale1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bl_5f_GroupField1_5f_Header" style:display-name="Tbl_GroupField1_Header" style:family="paragraph" style:parent-style-name="Table_20_Heading">
      <style:paragraph-properties fo:padding="0cm" fo:border="none"/>
      <style:text-properties fo:font-size="15pt" fo:font-style="normal"/>
    </style:style>
    <style:style style:name="Tbl_5f_GroupField1_5f_Content" style:display-name="Tbl_GroupField1_Content" style:family="paragraph" style:parent-style-name="Table_20_Contents">
      <style:paragraph-properties fo:padding="0cm" fo:border="none"/>
      <style:text-properties fo:font-size="15pt"/>
    </style:style>
    <style:style style:name="Tbl_5f_GroupField2_5f_Header" style:display-name="Tbl_GroupField2_Header" style:family="paragraph" style:parent-style-name="Table_20_Heading">
      <style:text-properties style:use-window-font-color="true" fo:font-size="14pt" fo:font-style="normal"/>
    </style:style>
    <style:style style:name="Tbl_5f_GroupField2_5f_Content" style:display-name="Tbl_GroupField2_Content" style:family="paragraph" style:parent-style-name="Table_20_Contents">
      <style:text-properties fo:color="#000000" fo:font-size="14pt"/>
    </style:style>
    <style:style style:name="Tbl_5f_Record_5f_Header" style:display-name="Tbl_Record_Header" style:family="paragraph" style:parent-style-name="Table_20_Heading">
      <style:paragraph-properties fo:text-align="start" style:justify-single-word="false"/>
    </style:style>
    <style:style style:name="Tbl_5f_Record_5f_Content" style:display-name="Tbl_Record_Content" style:family="paragraph" style:parent-style-name="Table_20_Contents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>
        <style:tab-stops/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1.746cm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9.699cm" fo:page-height="20.999cm" style:num-format="1" style:print-orientation="landscape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cm" fo:margin-bottom="0.499cm" fo:border="none" fo:padding="0cm"/>
      </style:header-style>
      <style:footer-style>
        <style:header-footer-properties fo:min-height="0.998cm" fo:margin-left="0cm" fo:margin-right="0cm" fo:margin-top="0.499cm" fo:border="none" fo:padding="0cm"/>
      </style:footer-style>
    </style:page-layout>
    <style:page-layout style:name="pm2">
      <style:page-layout-properties fo:page-width="29.7cm" fo:page-height="21.001cm" style:num-format="1" style:print-orientation="landscape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cm" fo:margin-bottom="0.499cm" fo:border="none" fo:padding="0cm"/>
      </style:header-style>
      <style:footer-style>
        <style:header-footer-properties fo:min-height="0.998cm" fo:margin-left="0cm" fo:margin-right="0cm" fo:margin-top="0.499cm" fo:border="none" fo:padding="0cm"/>
      </style:footer-style>
    </style:page-layout>
    <style:page-layout style:name="pm3" style:page-usage="left">
      <style:page-layout-properties fo:page-width="29.7cm" fo:page-height="21.001cm" style:num-format="1" style:print-orientation="landscape" fo:margin-top="1cm" fo:margin-bottom="1.499cm" fo:margin-left="1.499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cm" fo:margin-bottom="0.499cm" fo:border="none" fo:padding="0cm"/>
      </style:header-style>
      <style:footer-style>
        <style:header-footer-properties fo:min-height="0.998cm" fo:margin-left="0cm" fo:margin-right="0cm" fo:margin-top="0.499cm" fo:border="none" fo:padding="0cm"/>
      </style:footer-style>
    </style:page-layout>
    <style:page-layout style:name="pm4" style:page-usage="right">
      <style:page-layout-properties fo:page-width="29.699cm" fo:page-height="20.999cm" style:num-format="1" style:print-orientation="landscape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cm" fo:margin-bottom="0.499cm" fo:border="none" fo:padding="0cm"/>
      </style:header-style>
      <style:footer-style>
        <style:header-footer-properties fo:min-height="0.998cm" fo:margin-left="0cm" fo:margin-right="0cm" fo:margin-top="0.499cm" fo:border="none" fo:padding="0cm"/>
      </style:footer-style>
    </style:page-layout>
    <style:page-layout style:name="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Image3" text:anchor-type="paragraph" svg:x="0.018cm" svg:y="0cm" svg:width="3.149cm" svg:height="3.704cm" draw:z-index="3"><draw:image xlink:href="Pictures/10000000000000770000008C2442352A.jpg" xlink:type="simple" xlink:show="embed" xlink:actuate="onLoad"/></draw:frame></text:p>
        <text:p text:style-name="Header"><draw:frame draw:style-name="fr1" draw:name="Image2" text:anchor-type="paragraph" svg:x="3.889cm" svg:y="0.45cm" svg:width="12.039cm" svg:height="1.773cm" draw:z-index="7"><draw:image xlink:href="Pictures/10000000000001C70000004331CC9113.jpg" xlink:type="simple" xlink:show="embed" xlink:actuate="onLoad"/></draw:frame><text:tab/><text:tab/></text:p>
        <text:p text:style-name="Header"/>
        <text:p text:style-name="Header"/>
        <text:p text:style-name="Header"/>
        <text:p text:style-name="Header"/>
      </style:header>
      <style:footer>
        <text:p text:style-name="Footer">Page <text:page-number text:select-page="current">4</text:page-number>/<text:page-count>4</text:page-count></text:p>
      </style:footer>
    </style:master-page>
    <style:master-page style:name="First_20_Page" style:display-name="First Page" style:page-layout-name="pm2" style:next-style-name="Standard">
      <style:header>
        <text:p text:style-name="P1">Titre: <text:title/></text:p>
        <text:p text:style-name="P1">Auteur: <text:sender-firstname>Patrice</text:sender-firstname> <text:sender-lastname>Grand</text:sender-lastname><text:line-break/>Date: <text:date style:data-style-name="N37" text:date-value="2006-05-26T12:35:16.13" text:fixed="true">26/05/06</text:date></text:p>
      </style:header>
      <style:footer>
        <text:p text:style-name="Footer">Page <text:page-number text:select-page="current">4</text:page-number>/<text:page-count>4</text:page-count></text:p>
      </style:footer>
    </style:master-page>
    <style:master-page style:name="Left_20_Page" style:display-name="Left Page" style:page-layout-name="pm3">
      <style:header>
        <text:p text:style-name="P2">Titel: <text:tab/><text:title/></text:p>
        <text:p text:style-name="P2">Autor:<text:tab/><text:sender-firstname>Patrice</text:sender-firstname> <text:sender-lastname>Grand</text:sender-lastname><text:line-break/>Datum:<text:tab/><text:date style:data-style-name="N30" text:date-value="2006-05-26T12:35:16.13" text:fixed="true">26/05/2006</text:date></text:p>
      </style:header>
      <style:footer>
        <text:p text:style-name="Footer">Seite <text:page-number text:select-page="current">4</text:page-number>/<text:page-count>4</text:page-count></text:p>
      </style:footer>
    </style:master-page>
    <style:master-page style:name="Right_20_Page" style:display-name="Right Page" style:page-layout-name="pm4">
      <style:header>
        <text:p text:style-name="P2">Titel: <text:tab/><text:title/></text:p>
        <text:p text:style-name="P2">Autor:<text:tab/><text:sender-firstname>Patrice</text:sender-firstname> <text:sender-lastname>Grand</text:sender-lastname><text:line-break/>Datum:<text:tab/><text:date style:data-style-name="N30" text:date-value="2006-05-26T12:35:16.13" text:fixed="true">26/05/2006</text:date></text:p>
      </style:header>
      <style:footer>
        <text:p text:style-name="Footer">Seite <text:page-number text:select-page="current">4</text:page-number>/<text:page-count>4</text:page-count></text:p>
      </style:footer>
    </style:master-page>
    <style:master-page style:name="Endnote" style:page-layout-name="pm5"/>
  </office:master-styles>
</office:document-styles>
</file>